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normal" style:font-weight-asian="normal" style:font-weight-complex="normal"/>
    </style:style>
    <style:style style:name="P2" style:family="paragraph" style:parent-style-name="Chapter_20_Number" style:master-page-name="Standard"/>
    <style:style style:name="P3" style:family="paragraph" style:parent-style-name="Cod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parent-style-name="Code_20_Inline">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number:number-style style:name="N0">
      <number:number number:min-integer-digits="1"/>
    </number:number-style>
  </office:automatic-styles>
  <office:body>
    <office:text>
      <text:tracked-changes>
        <text:changed-region text:id="ct1302712164">
          <text:deletion>
            <office:change-info>
              <dc:creator>Ray Lischner</dc:creator>
              <dc:date>2006-09-21T10:31:00</dc:date>
            </office:change-info>
            <text:p text:style-name="Body_20_Text_20_First">clar</text:p>
          </text:deletion>
        </text:changed-region>
        <text:changed-region text:id="ct1302708356">
          <text:insertion>
            <office:change-info>
              <dc:creator>Ray Lischner</dc:creator>
              <dc:date>2006-09-21T10:31:00</dc:date>
            </office:change-info>
          </text:insertion>
        </text:changed-region>
        <text:changed-region text:id="ct1302711380">
          <text:deletion>
            <office:change-info>
              <dc:creator>Ray Lischner</dc:creator>
              <dc:date>2006-09-21T10:31:00</dc:date>
            </office:change-info>
            <text:p text:style-name="Body_20_Text">clar</text:p>
          </text:deletion>
        </text:changed-region>
        <text:changed-region text:id="ct1302710932">
          <text:insertion>
            <office:change-info>
              <dc:creator>Ray Lischner</dc:creator>
              <dc:date>2006-09-21T10:31:00</dc:date>
            </office:change-info>
          </text:insertion>
        </text:changed-region>
        <text:changed-region text:id="ct1302708916">
          <text:deletion>
            <office:change-info>
              <dc:creator>Ray Lischner</dc:creator>
              <dc:date>2006-09-21T10:31:00</dc:date>
            </office:change-info>
            <text:p text:style-name="Body_20_Text">clar</text:p>
          </text:deletion>
        </text:changed-region>
        <text:changed-region text:id="ct1302709140">
          <text:insertion>
            <office:change-info>
              <dc:creator>Ray Lischner</dc:creator>
              <dc:date>2006-09-21T10:31:00</dc:date>
            </office:change-info>
          </text:insertion>
        </text:changed-region>
        <text:changed-region text:id="ct1302710820">
          <text:deletion>
            <office:change-info>
              <dc:creator>Ray Lischner</dc:creator>
              <dc:date>2006-09-21T11:42:00</dc:date>
            </office:change-info>
            <text:p text:style-name="P1">In addition, you might want to alter the other constructor. Instead of using a default argument for the denominator, use overloading and write a separate constructor that takes a single <text:span text:style-name="Code_20_Inline">int</text:span> argument. The advantage of writing a separate constructor is that you can omit the unnecessary call to <text:span text:style-name="Code_20_Inline">reduce()</text:span> when you know the denominator is one. <text:span text:style-name="T1">Make the necessary changes to rational for the three constructors.</text:span></text:p>
            <text:p text:style-name="P1"/>
          </text:deletion>
        </text:changed-region>
        <text:changed-region text:id="ct1302709924">
          <text:insertion>
            <office:change-info>
              <dc:creator>Ray Lischner</dc:creator>
              <dc:date>2006-09-21T11:43:00</dc:date>
            </office:change-info>
          </text:insertion>
        </text:changed-region>
        <text:changed-region text:id="ct1255098260">
          <text:deletion>
            <office:change-info>
              <dc:creator>Ray Lischner</dc:creator>
              <dc:date>2006-10-16T10:59:00</dc:date>
            </office:change-info>
            <text:p text:style-name="Code">#include &lt;iostream&gt;</text:p>
            <text:p text:style-name="Code"/>
          </text:deletion>
        </text:changed-region>
        <text:changed-region text:id="ct1302708580">
          <text:insertion>
            <office:change-info>
              <dc:creator>Ray Lischner</dc:creator>
              <dc:date>2006-09-18T13:22:00</dc:date>
            </office:change-info>
          </text:insertion>
        </text:changed-region>
        <text:changed-region text:id="ct1303159352">
          <text:deletion>
            <office:change-info>
              <dc:creator>Ray Lischner</dc:creator>
              <dc:date>2006-09-18T13:21:00</dc:date>
            </office:change-info>
            <text:p text:style-name="Code">static_cast&lt;float&gt;(</text:p>
          </text:deletion>
        </text:changed-region>
        <text:changed-region text:id="ct1303162264">
          <text:deletion>
            <office:change-info>
              <dc:creator>Ray Lischner</dc:creator>
              <dc:date>2006-09-18T13:21:00</dc:date>
            </office:change-info>
            <text:p text:style-name="Code">)</text:p>
          </text:deletion>
        </text:changed-region>
        <text:changed-region text:id="ct1303160808">
          <text:insertion>
            <office:change-info>
              <dc:creator>Ray Lischner</dc:creator>
              <dc:date>2006-09-18T13:21:00</dc:date>
            </office:change-info>
          </text:insertion>
        </text:changed-region>
        <text:changed-region text:id="ct1303161704">
          <text:deletion>
            <office:change-info>
              <dc:creator>Ray Lischner</dc:creator>
              <dc:date>2006-09-18T13:21:00</dc:date>
            </office:change-info>
            <text:p text:style-name="Code">float</text:p>
          </text:deletion>
        </text:changed-region>
        <text:changed-region text:id="ct1303160920">
          <text:deletion>
            <office:change-info>
              <dc:creator>Ray Lischner</dc:creator>
              <dc:date>2006-09-18T13:21:00</dc:date>
            </office:change-info>
            <text:p text:style-name="Code">static_cast&lt;double&gt;(</text:p>
          </text:deletion>
        </text:changed-region>
        <text:changed-region text:id="ct1303160360">
          <text:deletion>
            <office:change-info>
              <dc:creator>Ray Lischner</dc:creator>
              <dc:date>2006-09-18T13:21:00</dc:date>
            </office:change-info>
            <text:p text:style-name="Code">)</text:p>
          </text:deletion>
        </text:changed-region>
        <text:changed-region text:id="ct1303160584">
          <text:insertion>
            <office:change-info>
              <dc:creator>Ray Lischner</dc:creator>
              <dc:date>2006-09-18T13:21:00</dc:date>
            </office:change-info>
          </text:insertion>
        </text:changed-region>
        <text:changed-region text:id="ct1303160136">
          <text:deletion>
            <office:change-info>
              <dc:creator>Ray Lischner</dc:creator>
              <dc:date>2006-09-18T13:21:00</dc:date>
            </office:change-info>
            <text:p text:style-name="Code">float</text:p>
          </text:deletion>
        </text:changed-region>
        <text:changed-region text:id="ct1303159240">
          <text:deletion>
            <office:change-info>
              <dc:creator>Ray Lischner</dc:creator>
              <dc:date>2006-09-18T13:21:00</dc:date>
            </office:change-info>
            <text:p text:style-name="Code">static_cast&lt;long double&gt;(</text:p>
          </text:deletion>
        </text:changed-region>
        <text:changed-region text:id="ct1303161816">
          <text:deletion>
            <office:change-info>
              <dc:creator>Ray Lischner</dc:creator>
              <dc:date>2006-09-18T13:21:00</dc:date>
            </office:change-info>
            <text:p text:style-name="Code">)</text:p>
          </text:deletion>
        </text:changed-region>
        <text:changed-region text:id="ct1303160024">
          <text:deletion>
            <office:change-info>
              <dc:creator>Ray Lischner</dc:creator>
              <dc:date>2006-09-21T11:44:00</dc:date>
            </office:change-info>
            <text:p text:style-name="Code"><text:s/>= 1</text:p>
          </text:deletion>
        </text:changed-region>
        <text:changed-region text:id="ct1255097028">
          <text:deletion>
            <office:change-info>
              <dc:creator>Ray Lischner</dc:creator>
              <dc:date>2006-10-16T10:58:00</dc:date>
            </office:change-info>
            <text:p text:style-name="Code">std::c</text:p>
          </text:deletion>
        </text:changed-region>
        <text:changed-region text:id="ct1303159016">
          <text:insertion>
            <office:change-info>
              <dc:creator>Ray Lischner</dc:creator>
              <dc:date>2006-09-21T11:44:00</dc:date>
            </office:change-info>
          </text:insertion>
        </text:changed-region>
        <text:changed-region text:id="ct1238527164">
          <text:deletion>
            <office:change-info>
              <dc:creator>Ray Lischner</dc:creator>
              <dc:date>2006-10-16T10:59:00</dc:date>
            </office:change-info>
            <text:p text:style-name="Code">std::c</text:p>
          </text:deletion>
        </text:changed-region>
        <text:changed-region text:id="ct1303162376">
          <text:insertion>
            <office:change-info>
              <dc:creator>Ray Lischner</dc:creator>
              <dc:date>2006-09-18T13:23:00</dc:date>
            </office:change-info>
          </text:insertion>
        </text:changed-region>
        <text:changed-region text:id="ct1199412888">
          <text:insertion>
            <office:change-info>
              <dc:creator>Ray Lischner</dc:creator>
              <dc:date>2006-09-18T13:24:00</dc:date>
            </office:change-info>
          </text:insertion>
        </text:changed-region>
        <text:changed-region text:id="ct1199411992">
          <text:deletion>
            <office:change-info>
              <dc:creator>Ray Lischner</dc:creator>
              <dc:date>2006-09-18T13:24:00</dc:date>
            </office:change-info>
            <text:p text:style-name="Body_20_Text_20_Cont">P</text:p>
          </text:deletion>
        </text:changed-region>
        <text:changed-region text:id="ct1135368068">
          <text:insertion>
            <office:change-info>
              <dc:creator>Ray Lischner</dc:creator>
              <dc:date>2006-09-18T13:24: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variable-set text:name="comment" text:display="none" text:formula="ooow:0" office:value-type="float" office:value="0" style:data-style-name="N0"/>Exploration <text:variable-set text:name="chapter" office:value-type="float" office:value="30" style:data-style-name="N0">30</text:variable-set></text:p>
      <text:p text:style-name="Chapter_20_Title">Assignment and Initialization</text:p>
      <text:p text:style-name="Body_20_Text_20_First">The final step needed to complete this stage of the <text:span text:style-name="Code_20_Inline">rational </text:span>type is to write assignment operators and to improve the constructors. It turns out C++ does some work for you, but you often want to fine tune that work. Let’s find out how.</text:p>
      <text:p text:style-name="Heading_20_1">Assignment Operator</text:p>
      <text:p text:style-name="Body_20_Text_20_First">Until now, all the <text:span text:style-name="Code_20_Inline">rational</text:span> operators have been free functions<text:hidden-text text:condition="ooow:comment == 1" text:string-value="However note that this is only possible because you have elected to work with public data members." text:is-hidden="true">However note that this is only possible because you have elected to work with public data members.</text:hidden-text>. The assignment operator is different. The C++ standard requires that it be a member function. One way to write this function is shown in Listing <text:variable-get text:name="chapter" office:value-type="float" style:data-style-name="N0">30</text:variable-get>-<text:reference-ref text:reference-format="text" text:ref-name="initial_assignment_code">1</text:reference-ref>.</text:p>
      <text:p text:style-name="Code_20_Caption"><text:hidden-text text:condition="ooow:" text:string-value=".func" text:is-hidden="true"/>Listing <text:variable-get text:name="chapter" office:value-type="float" style:data-style-name="N0">30</text:variable-get>-<text:reference-mark-start text:name="initial_assignment_code"/><text:sequence text:ref-name="refText0" text:name="Text" text:formula="ooow:Text+1" style:num-format="1">1</text:sequence><text:reference-mark-end text:name="initial_assignment_code"/>. First version of the assignment operator</text:p>
      <text:p text:style-name="Code_20_First">struct rational</text:p>
      <text:p text:style-name="Code">{</text:p>
      <text:p text:style-name="Code">... omitted for brevity ...</text:p>
      <text:p text:style-name="Code"><text:s text:c="2"/>rational&amp; operator=(rational const&amp; rhs)</text:p>
      <text:p text:style-name="Code"><text:s text:c="2"/>{</text:p>
      <text:p text:style-name="Code"><text:s text:c="4"/>numerator = rhs.numerator;</text:p>
      <text:p text:style-name="Code"><text:s text:c="4"/>denominator = rhs.denominator;</text:p>
      <text:p text:style-name="Code"><text:s text:c="4"/>return *this;</text:p>
      <text:p text:style-name="Code"><text:s text:c="2"/>}</text:p>
      <text:p text:style-name="Code_20_Last">};</text:p>
      <text:p text:style-name="Body_20_Text_20_Cont">Several points need further explanation. When you implement an operator as a free function, you need one parameter per operand. Thus, binary operators require a two-parameter function, and unary operators require a one-parameter function. Member functions are different because the object itself is an operand (always the left-hand operand), and the object is implicitly available to all member functions, so you need one fewer parameter. Binary operators require a single parameter (as you can see in Listing <text:variable-get text:name="chapter" office:value-type="float" style:data-style-name="N0">30</text:variable-get>-<text:reference-ref text:reference-format="text" text:ref-name="initial_assignment_code">1</text:reference-ref>), and unary operators require no parameters (examples to follow).</text:p>
      <text:p text:style-name="Body_20_Text">The convention for assignment operators is to return a reference to the enclosing type, and the value to return is the object itself. You can obtain the object with the expression <text:span text:style-name="Code_20_Inline">*this</text:span> (<text:span text:style-name="Code_20_Inline">this</text:span> is a reserved keyword).</text:p>
      <text:p text:style-name="Body_20_Text">Because <text:span text:style-name="Code_20_Inline">*</text:span><text:span text:style-name="Code_20_Inline"><text:span text:style-name="Code_20_Inline">t</text:span></text:span><text:span text:style-name="Code_20_Inline">his</text:span> is the object itself, another way to refer to members is to use the dot operator, e.g., <text:span text:style-name="Code_20_Inline">(*this).numerator</text:span> instead of just plain <text:span text:style-name="Code_20_Inline">numerator</text:span>. Recall from Exploration 14 that another way to write <text:span text:style-name="Code_20_Inline">(*this).numerator</text:span> is <text:span text:style-name="Code_20_Inline">thi</text:span><text:span text:style-name="Code_20_Inline"><text:span text:style-name="Code_20_Inline">s</text:span></text:span><text:span text:style-name="Code_20_Inline">-&gt;numerator</text:span>. The meaning is the same; the alternative syntax is mostly a convenience. Writing <text:span text:style-name="Code_20_Inline">this-&gt;</text:span> is not necessary for these simple functions, but it’s often a good idea. When you read a member function, and you have trouble discerning the members from the non-members, that’s a signal that you need to help the reader by using <text:span text:style-name="Code_20_Inline">this-&gt;</text:span> before all the member names. Listing <text:variable-get text:name="chapter" office:value-type="float" style:data-style-name="N0">30</text:variable-get>-<text:reference-ref text:reference-format="text" text:ref-name="this_assignment_code">2</text:reference-ref> shows the assignment operator with explicit uses of <text:span text:style-name="Code_20_Inline">this-&gt;</text:span>.</text:p>
      <text:p text:style-name="Code_20_Caption"><text:hidden-text text:condition="ooow:" text:string-value=".func" text:is-hidden="true"/>Listing <text:variable-get text:name="chapter" office:value-type="float" style:data-style-name="N0">30</text:variable-get>-<text:reference-mark-start text:name="this_assignment_code"/><text:sequence text:ref-name="refText1" text:name="Text" text:formula="ooow:Text+1" style:num-format="1">2</text:sequence><text:reference-mark-end text:name="this_assignment_code"/>. Assignment operator with explicit use of <text:span text:style-name="Code_20_Inline">this-&gt;</text:span></text:p>
      <text:p text:style-name="Code_20_First">struct rational</text:p>
      <text:p text:style-name="Code">{</text:p>
      <text:p text:style-name="Code">... omitted for brevity ...</text:p>
      <text:p text:style-name="Code"><text:s text:c="2"/>rational&amp; operator=(rational const&amp; that)</text:p>
      <text:p text:style-name="Code"><text:s text:c="2"/>{</text:p>
      <text:p text:style-name="Code_20_Bold"><text:s text:c="4"/>this-&gt;numerator = that.numerator;</text:p>
      <text:p text:style-name="Code_20_Bold"><text:s text:c="4"/>this-&gt;denominator = that.denominator;</text:p>
      <text:p text:style-name="Code"><text:s text:c="4"/>return *this;</text:p>
      <text:p text:style-name="Code"><text:s text:c="2"/>}</text:p>
      <text:p text:style-name="Code_20_Last">};</text:p>
      <text:p text:style-name="Body_20_Text_20_Cont">The right-hand operand can be anything you want it to be. For example, maybe you want to optimize assignment of an integer to a <text:span text:style-name="Code_20_Inline">rational</text:span> object. The way the assignment operator works with the compiler’s rules for automatic conversion, the compiler treats such an assignment (e.g., <text:span text:style-name="Code_20_Inline">r</text:span> <text:span text:style-name="Code_20_Inline">=</text:span> <text:span text:style-name="Code_20_Inline">3</text:span>) as an implicit construction of a temporary <text:span text:style-name="Code_20_Inline">rational</text:span> object, followed by an assignment of one <text:span text:style-name="Code_20_Inline">rational</text:span> object to another.</text:p>
      <text:p text:style-name="Body_20_Text"><text:span text:style-name="T1">Write an assignment operator that takes an </text:span><text:span text:style-name="T2">int</text:span><text:span text:style-name="T1"> parameter.</text:span><text:span text:style-name="T3"> Compare your solution with mine in Listing </text:span><text:span text:style-name="T3"><text:variable-get text:name="chapter" office:value-type="float" style:data-style-name="N0">30</text:variable-get></text:span><text:span text:style-name="T3">-</text:span><text:span text:style-name="T3"><text:reference-ref text:reference-format="text" text:ref-name="int_assignment_code">3</text:reference-ref></text:span><text:span text:style-name="T3">.</text:span></text:p>
      <text:p text:style-name="Code_20_Caption"><text:hidden-text text:condition="ooow:" text:string-value=".func" text:is-hidden="true"/>Listing <text:variable-get text:name="chapter" office:value-type="float" style:data-style-name="N0">30</text:variable-get>-<text:reference-mark-start text:name="int_assignment_code"/><text:sequence text:ref-name="refText2" text:name="Text" text:formula="ooow:Text+1" style:num-format="1">3</text:sequence><text:reference-mark-end text:name="int_assignment_code"/>. Assignment of an integer to a rational</text:p>
      <text:p text:style-name="Code_20_First">struct rational</text:p>
      <text:p text:style-name="Code">{</text:p>
      <text:p text:style-name="Code">... omitted for brevity ...</text:p>
      <text:p text:style-name="Code"><text:s text:c="2"/>rational&amp; operator=(int num)</text:p>
      <text:p text:style-name="Code"><text:s text:c="2"/>{</text:p>
      <text:p text:style-name="Code"><text:s text:c="4"/>this-&gt;numerator = num;</text:p>
      <text:p text:style-name="Code"><text:s text:c="4"/>this-&gt;denominator = 1;</text:p>
      <text:p text:style-name="Code"><text:s text:c="4"/>return *this;</text:p>
      <text:p text:style-name="Code"><text:s text:c="2"/>}</text:p>
      <text:p text:style-name="Code_20_Last">};</text:p>
      <text:p text:style-name="Body_20_Text_20_Cont">If you do not write an assignment operator, the compiler writes one for you. In the case of the simple <text:span text:style-name="Code_20_Inline">rational</text:span> type, it turns out the compiler writes one that works exactly like the one in Listing <text:variable-get text:name="chapter" office:value-type="float" style:data-style-name="N0">30</text:variable-get>-<text:reference-ref text:reference-format="text" text:ref-name="this_assignment_code">2</text:reference-ref>, so there was actually no need to write it yourself (except for instructional purposes).</text:p>
      <text:p text:style-name="Heading_20_1">Constructors</text:p>
      <text:p text:style-name="Body_20_Text_20_First">The compiler also writes a constructor automatically, specifically one that constructs a <text:span text:style-name="Code_20_Inline">rational</text:span> object by copying all the data members from another <text:span text:style-name="Code_20_Inline">rational</text:span> object. This is called a <text:span text:style-name="T4">copy constructor</text:span>. Any time you pass a <text:span text:style-name="Code_20_Inline">rational</text:span> argument by value to a function, the compiler uses the copy constructor to copy the argument value to the parameter. Any time you de<text:change text:change-id="ct1302712164"/><text:change-start text:change-id="ct1302708356"/>fin<text:change-end text:change-id="ct1302708356"/>e a <text:span text:style-name="Code_20_Inline">rational</text:span> variable and initialize it with the value of another <text:span text:style-name="Code_20_Inline">rational</text:span> value, the compiler constructs the variable by calling the copy constructor.</text:p>
      <text:p text:style-name="Body_20_Text">As with the assignment operator, the compiler’s default implementation is exactly what we would write ourselves, so there is no need to write the copy constructor.</text:p>
      <text:p text:style-name="Body_20_Text">If you don’t write any constructors for a type, the compiler also creates a constructor that takes no arguments, called a <text:span text:style-name="T4">default constructor</text:span>. The compiler uses the default constructor when you de<text:change text:change-id="ct1302711380"/><text:change-start text:change-id="ct1302710932"/>fin<text:change-end text:change-id="ct1302710932"/>e a variable and do not provide an initializer for it. The compiler’s default constructor merely calls the default constructor for each data member. If a data member has a built-in type, the member is left uninitialized. In other words, if we did not write any constructors for <text:span text:style-name="Code_20_Inline">rational</text:span>, any <text:span text:style-name="Code_20_Inline">rational</text:span> variable would be uninitialized, so its numerator and denominator would contain garbage values. That’s bad. Very bad. All the operators assume the <text:span text:style-name="Code_20_Inline">rational</text:span> object has been reduced to normal form. They would fail if you passed an uninitialized <text:span text:style-name="Code_20_Inline">rational</text:span> object to them. The solution is simple: don’t let the compiler write its default constructor. Instead, you write one.</text:p>
      <text:p text:style-name="Body_20_Text">All you need to do is write any constructor at all, and the compiler does not write its own default constructor. (It will still write its own copy constructor. The only way to prevent that is to write your own copy constructor.)</text:p>
      <text:p text:style-name="Body_20_Text">Early on, we wrote a constructor for the <text:span text:style-name="Code_20_Inline">rational</text:span> type, but it was not a default constructor. As a result, you could not de<text:change text:change-id="ct1302708916"/><text:change-start text:change-id="ct1302709140"/>fin<text:change-end text:change-id="ct1302709140"/>e a <text:span text:style-name="Code_20_Inline">rational</text:span> variable and leave it uninitialized. (You may have run into that issue when writing your own test program.) Uninitialized data is a bad idea, but having default constructors is a good idea. So write a default constructor to make sure a <text:span text:style-name="Code_20_Inline">rational</text:span> variable that has no initializer has a well-defined value nonetheless. What value should you use? I recommend zero, in keeping with the spirit of the default constructors for types such as <text:span text:style-name="Code_20_Inline">string</text:span> and <text:span text:style-name="Code_20_Inline">vector</text:span>. <text:span text:style-name="T1">Write a default constructor for </text:span><text:span text:style-name="T2">rational</text:span><text:span text:style-name="T1"> to initialize the value to zero.</text:span></text:p>
      <text:p text:style-name="P1"><text:change text:change-id="ct1302710820"/>Compare your solution with mine in Listing <text:variable-get text:name="chapter" office:value-type="float" style:data-style-name="N0">30</text:variable-get>-<text:reference-ref text:reference-format="text" text:ref-name="three_ctors_code">4</text:reference-ref>.</text:p>
      <text:p text:style-name="Code_20_Caption"><text:hidden-text text:condition="ooow:" text:string-value=".func" text:is-hidden="true"/>Listing <text:variable-get text:name="chapter" office:value-type="float" style:data-style-name="N0">30</text:variable-get>-<text:reference-mark-start text:name="three_ctors_code"/><text:sequence text:ref-name="refText3" text:name="Text" text:formula="ooow:Text+1" style:num-format="1">4</text:sequence><text:reference-mark-end text:name="three_ctors_code"/>. Overloaded constructors for <text:span text:style-name="Code_20_Inline">rational</text:span></text:p>
      <text:p text:style-name="Code_20_First">struct rational</text:p>
      <text:p text:style-name="Code">{</text:p>
      <text:p text:style-name="Code"><text:s text:c="2"/>rational()</text:p>
      <text:p text:style-name="Code"><text:s text:c="2"/>: numerator(0), denominator(1)</text:p>
      <text:p text:style-name="Code"><text:s text:c="2"/>{/*empty*/}</text:p>
      <text:p text:style-name="Code"/>
      <text:p text:style-name="Code"><text:s text:c="2"/>rational(int num)</text:p>
      <text:p text:style-name="Code"><text:s text:c="2"/>: numerator(num), denominator(1)</text:p>
      <text:p text:style-name="Code"><text:s text:c="2"/>{/*empty*/} <text:hidden-text text:condition="ooow:comment == 1" text:string-value="OK, but wouldn't conflating those two be sensible. I.e. scrap the pure default ctor and provide a default argument of 0 to the one parameter ctor" text:is-hidden="true">OK, but wouldn't conflating those two be sensible. I.e. scrap the pure default ctor and provide a default argument of 0 to the one parameter ctor</text:hidden-text><text:change-start text:change-id="ct1302709924"/><text:hidden-text text:condition="ooow:" text:string-value="[RL]In Exploration 22, you convinced me that default arguments are bad. After some consideration, I agree that default arguments are sufficiently fraught with peril that they don’t belong in this book." text:is-hidden="true"/><text:change-end text:change-id="ct1302709924"/></text:p>
      <text:p text:style-name="Code"/>
      <text:p text:style-name="Code"><text:s text:c="2"/>rational(int num, int den)</text:p>
      <text:p text:style-name="Code"><text:s text:c="2"/>: numerator(num), denominator(den)</text:p>
      <text:p text:style-name="Code"><text:s text:c="2"/>{</text:p>
      <text:p text:style-name="Code"><text:s text:c="4"/>reduce();</text:p>
      <text:p text:style-name="Code"><text:s text:c="2"/>}</text:p>
      <text:p text:style-name="Code">... omitted for brevity ...</text:p>
      <text:p text:style-name="Code_20_Last">};</text:p>
      <text:p text:style-name="Heading_20_1">Putting It All Together</text:p>
      <text:p text:style-name="Body_20_Text_20_First">Before we take leave of the <text:span text:style-name="Code_20_Inline">rational</text:span> type (only temporarily, we will return), let’s put all the pieces together, so you can see what you’ve accomplished over the past four explorations. Listing <text:variable-get text:name="chapter" office:value-type="float" style:data-style-name="N0">30</text:variable-get>-<text:reference-ref text:reference-format="text" text:ref-name="rational_code">5</text:reference-ref> shows the complete definition of <text:span text:style-name="Code_20_Inline">rational</text:span> and the related operators.</text:p>
      <text:p text:style-name="Code_20_Caption">Listing <text:variable-get text:name="chapter" office:value-type="float" style:data-style-name="N0">30</text:variable-get>-<text:reference-mark-start text:name="rational_code"/><text:sequence text:ref-name="refText4" text:name="Text" text:formula="ooow:Text+1" style:num-format="1">5</text:sequence><text:reference-mark-end text:name="rational_code"/>. Complete definition of <text:span text:style-name="Code_20_Inline">rational</text:span> and its operators</text:p>
      <text:p text:style-name="Code_20_First">#include &lt;cassert&gt;</text:p>
      <text:p text:style-name="Code">#include &lt;cstdlib&gt;</text:p>
      <text:p text:style-name="Code"><text:change text:change-id="ct1255098260"/>#include &lt;istream&gt;</text:p>
      <text:p text:style-name="Code">#include &lt;ostream&gt;</text:p>
      <text:p text:style-name="Code">#include &lt;sstream&gt;</text:p>
      <text:p text:style-name="Code"/>
      <text:p text:style-name="Code">/// Compute the greatest common divisor of two integers, using Euclid’s algorithm.</text:p>
      <text:p text:style-name="Code">int gcd(int n, int m)</text:p>
      <text:p text:style-name="Code">{</text:p>
      <text:p text:style-name="Code"><text:s text:c="2"/>n = std::abs(n);</text:p>
      <text:p text:style-name="Code"><text:s text:c="2"/>while (m != 0) {</text:p>
      <text:p text:style-name="Code"><text:s text:c="4"/>int tmp(n % m);</text:p>
      <text:p text:style-name="Code"><text:s text:c="4"/>n = m;</text:p>
      <text:p text:style-name="Code"><text:s text:c="4"/>m = tmp;</text:p>
      <text:p text:style-name="Code"><text:s text:c="2"/>}</text:p>
      <text:p text:style-name="Code"><text:s text:c="2"/>return n;</text:p>
      <text:p text:style-name="Code">}</text:p>
      <text:p text:style-name="Code"/>
      <text:p text:style-name="Code">/// Represent a rational number (fraction) as a numerator and denominator.</text:p>
      <text:p text:style-name="Code">struct rational</text:p>
      <text:p text:style-name="Code">{</text:p>
      <text:p text:style-name="Code"><text:s text:c="2"/>rational()</text:p>
      <text:p text:style-name="Code"><text:s text:c="2"/>: numerator(0), denominator(1)</text:p>
      <text:p text:style-name="Code"><text:s text:c="2"/>{/*empty*/}</text:p>
      <text:p text:style-name="Code"/>
      <text:p text:style-name="Code"><text:s text:c="2"/>rational(int num)</text:p>
      <text:p text:style-name="Code"><text:s text:c="2"/>: numerator(num), denominator(1)</text:p>
      <text:p text:style-name="Code"><text:s text:c="2"/>{/*empty*/}</text:p>
      <text:p text:style-name="Code"/>
      <text:p text:style-name="Code"><text:s text:c="2"/>rational(int num, int den)</text:p>
      <text:p text:style-name="Code"><text:s text:c="2"/>: numerator(num), denominator(den)</text:p>
      <text:p text:style-name="Code"><text:s text:c="2"/>{</text:p>
      <text:p text:style-name="Code"><text:s text:c="4"/>reduce();</text:p>
      <text:p text:style-name="Code"><text:s text:c="2"/>}<text:change-start text:change-id="ct1302708580"/></text:p>
      <text:p text:style-name="Code"/>
      <text:p text:style-name="Code"><text:s text:c="2"/>rational(double r)</text:p>
      <text:p text:style-name="Code"><text:s text:c="2"/>: numerator(static_cast&lt;int&gt;(r * 10000)), denominator(10000)</text:p>
      <text:p text:style-name="Code"><text:s text:c="2"/>{</text:p>
      <text:p text:style-name="Code"><text:s text:c="4"/>reduce();</text:p>
      <text:p text:style-name="Code"><text:s text:c="2"/>}<text:change-end text:change-id="ct1302708580"/></text:p>
      <text:p text:style-name="Code"/>
      <text:p text:style-name="Code"><text:s text:c="2"/>rational&amp; operator=(rational const&amp; that)</text:p>
      <text:p text:style-name="Code"><text:s text:c="2"/>{</text:p>
      <text:p text:style-name="Code"><text:s text:c="4"/>this-&gt;numerator = that.numerator;</text:p>
      <text:p text:style-name="Code"><text:s text:c="4"/>this-&gt;denominator = that.denominator;</text:p>
      <text:p text:style-name="Code"><text:s text:c="4"/>return *this;</text:p>
      <text:p text:style-name="Code"><text:s text:c="2"/>}</text:p>
      <text:p text:style-name="Code"/>
      <text:p text:style-name="Code"><text:s text:c="2"/>float as_float()</text:p>
      <text:p text:style-name="Code"><text:s text:c="2"/>{</text:p>
      <text:p text:style-name="Code"><text:s text:c="4"/>return static_cast&lt;float&gt;(numerator) / <text:change text:change-id="ct1303159352"/>denominator<text:change text:change-id="ct1303162264"/>;</text:p>
      <text:p text:style-name="Code"><text:s text:c="2"/>}</text:p>
      <text:p text:style-name="Code"/>
      <text:p text:style-name="Code"><text:s text:c="2"/><text:change-start text:change-id="ct1303160808"/>double<text:change-end text:change-id="ct1303160808"/><text:change text:change-id="ct1303161704"/> as_double()</text:p>
      <text:p text:style-name="Code"><text:s text:c="2"/>{</text:p>
      <text:p text:style-name="Code"><text:s text:c="4"/>return static_cast&lt;double&gt;(numerator) / <text:change text:change-id="ct1303160920"/>denominator<text:change text:change-id="ct1303160360"/>;</text:p>
      <text:p text:style-name="Code"><text:s text:c="2"/>}</text:p>
      <text:p text:style-name="Code"/>
      <text:p text:style-name="Code"><text:s text:c="2"/><text:change-start text:change-id="ct1303160584"/>long double<text:change-end text:change-id="ct1303160584"/><text:change text:change-id="ct1303160136"/> as_long_double()</text:p>
      <text:p text:style-name="Code"><text:s text:c="2"/>{</text:p>
      <text:p text:style-name="Code"><text:s text:c="4"/>return static_cast&lt;long double&gt;(numerator) / </text:p>
      <text:p text:style-name="Code"><text:s text:c="11"/><text:change text:change-id="ct1303159240"/>denominator<text:change text:change-id="ct1303161816"/>;</text:p>
      <text:p text:style-name="Code"><text:s text:c="2"/>}</text:p>
      <text:p text:style-name="Code"/>
      <text:p text:style-name="Code"><text:s text:c="2"/>/// Assign a numerator and a denominator, then reduce to normal form.</text:p>
      <text:p text:style-name="Code"><text:s text:c="2"/>void assign(int num, int den<text:change text:change-id="ct1303160024"/>)</text:p>
      <text:p text:style-name="Code"><text:s text:c="2"/>{</text:p>
      <text:p text:style-name="Code"><text:s text:c="4"/>numerator = num;</text:p>
      <text:p text:style-name="Code"><text:s text:c="4"/>denominator = den;</text:p>
      <text:p text:style-name="Code"><text:s text:c="4"/>reduce();</text:p>
      <text:p text:style-name="Code"><text:s text:c="2"/>}</text:p>
      <text:p text:style-name="Code"/>
      <text:p text:style-name="Code"><text:s text:c="2"/>/// Reduce the numerator and denominator by their GCD.</text:p>
      <text:p text:style-name="Code"><text:s text:c="2"/>void reduce()</text:p>
      <text:p text:style-name="Code"><text:s text:c="2"/>{</text:p>
      <text:p text:style-name="Code"><text:s text:c="4"/>assert(denominator != 0);</text:p>
      <text:p text:style-name="Code"><text:s text:c="4"/>if (denominator &lt; 0)</text:p>
      <text:p text:style-name="Code"><text:s text:c="4"/>{</text:p>
      <text:p text:style-name="Code"><text:s text:c="6"/>denominator = -denominator;</text:p>
      <text:p text:style-name="Code"><text:s text:c="6"/>numerator = -numerator;</text:p>
      <text:p text:style-name="Code"><text:s text:c="4"/>}</text:p>
      <text:p text:style-name="Code"><text:s text:c="4"/>int div(gcd(numerator, denominator));</text:p>
      <text:p text:style-name="Code"><text:s text:c="4"/>numerator = numerator / div;</text:p>
      <text:p text:style-name="Code"><text:s text:c="4"/>denominator = denominator / div;</text:p>
      <text:p text:style-name="Code"><text:s text:c="2"/>}</text:p>
      <text:p text:style-name="Code"/>
      <text:p text:style-name="Code"><text:s text:c="2"/>int numerator;</text:p>
      <text:p text:style-name="Code"><text:s text:c="2"/>int denominator;</text:p>
      <text:p text:style-name="Code">};</text:p>
      <text:p text:style-name="Code"/>
      <text:p text:style-name="Code">/// Absolute value of a rational number.</text:p>
      <text:p text:style-name="Code">rational abs(rational const&amp; r)</text:p>
      <text:p text:style-name="Code">{</text:p>
      <text:p text:style-name="Code"><text:s text:c="2"/>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 text:c="2"/>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 text:c="2"/>return rational(lhs.numerator * rhs.denominator + rhs.numerator * lhs.denominator,</text:p>
      <text:p text:style-name="Code"><text:s text:c="18"/>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 text:c="2"/>return rational(lhs.numerator * rhs.denominator - rhs.numerator * lhs.denominator,</text:p>
      <text:p text:style-name="Code"><text:s text:c="18"/>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 text:c="2"/>return rational(lhs.numerator * rhs.numerator, 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 text:c="2"/>return rational(lhs.numerator * rhs.denominator, 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 text:c="2"/>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 text:c="2"/>return not (a == b);</text:p>
      <text:p text:style-name="Code">}</text:p>
      <text:p text:style-name="Code">/// Compare two rational numbers for less-than.</text:p>
      <text:p text:style-name="Code">bool operator&lt;(rational const&amp; a, rational const&amp; b)</text:p>
      <text:p text:style-name="Code">{</text:p>
      <text:p text:style-name="Code"><text:s text:c="2"/>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 text:c="2"/>return not (b &lt; a);</text:p>
      <text:p text:style-name="Code">}</text:p>
      <text:p text:style-name="Code">/// Compare two rational numbers for greater-than.</text:p>
      <text:p text:style-name="Code">inline bool operator&gt;(rational const&amp; a, rational const&amp; b)</text:p>
      <text:p text:style-name="Code">{</text:p>
      <text:p text:style-name="Code"><text:s text:c="2"/>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 text:c="2"/>return not (b &gt; a);</text:p>
      <text:p text:style-name="Code">}</text:p>
      <text:p text:style-name="P3"/>
      <text:p text:style-name="P3">/// Read a rational number.</text:p>
      <text:p text:style-name="P3">/// Format is @em integer @c / @em integer.</text:p>
      <text:p text:style-name="Code">std::istream&amp; operator&gt;&gt;(std::istream&amp; in, rational&amp; rat)</text:p>
      <text:p text:style-name="Code">{</text:p>
      <text:p text:style-name="Code"><text:s text:c="2"/>int n(0), d(0);</text:p>
      <text:p text:style-name="Code"><text:s text:c="2"/>char sep('\0');</text:p>
      <text:p text:style-name="Code"><text:s text:c="2"/>if (not (in &gt;&gt; n &gt;&gt; sep))</text:p>
      <text:p text:style-name="Code"><text:s text:c="4"/>// Error reading the numerator or the separator character.</text:p>
      <text:p text:style-name="Code"><text:s text:c="4"/>in.setstate(<text:change text:change-id="ct1255097028"/>in.failbit);</text:p>
      <text:p text:style-name="Code"><text:s text:c="2"/>else if (sep != '/')</text:p>
      <text:p text:style-name="Code"><text:s text:c="2"/>{</text:p>
      <text:p text:style-name="Code"><text:s text:c="4"/>// Push sep back into the input stream, so the next input operation</text:p>
      <text:p text:style-name="Code"><text:s text:c="4"/>// will read it.</text:p>
      <text:p text:style-name="Code"><text:s text:c="4"/>in.unget();</text:p>
      <text:p text:style-name="Code"><text:s text:c="4"/>rat.assign(n<text:change-start text:change-id="ct1303159016"/>, 1<text:change-end text:change-id="ct1303159016"/>);</text:p>
      <text:p text:style-name="Code"><text:s text:c="2"/>}</text:p>
      <text:p text:style-name="Code"><text:s text:c="2"/>else if (in &gt;&gt; d)</text:p>
      <text:p text:style-name="Code"><text:s text:c="4"/>// Successfully read numerator, separator, and denominator.</text:p>
      <text:p text:style-name="Code"><text:s text:c="4"/>rat.assign(n, d);</text:p>
      <text:p text:style-name="Code"><text:s text:c="2"/>else</text:p>
      <text:p text:style-name="Code"><text:s text:c="4"/>// Error reading denominator.</text:p>
      <text:p text:style-name="Code"><text:s text:c="4"/>in.setstate(<text:change text:change-id="ct1238527164"/>in.failbit);</text:p>
      <text:p text:style-name="Code"/>
      <text:p text:style-name="Code"><text:s text:c="2"/>return in;</text:p>
      <text:p text:style-name="Code">}</text:p>
      <text:p text:style-name="Code"/>
      <text:p text:style-name="Code">/// Write a rational numbers.</text:p>
      <text:p text:style-name="Code">/// Format is @em numerator @c / @en denominator.</text:p>
      <text:p text:style-name="Code">std::ostream&amp; operator&lt;&lt;(std::ostream&amp; out, rational const&amp; rat)</text:p>
      <text:p text:style-name="Code">{</text:p>
      <text:p text:style-name="Code"><text:s text:c="2"/>std::ostringstream tmp;</text:p>
      <text:p text:style-name="Code"><text:s text:c="2"/>tmp &lt;&lt; rat.numerator &lt;&lt; '/' &lt;&lt; rat.denominator;</text:p>
      <text:p text:style-name="Code"><text:s text:c="2"/>out &lt;&lt; tmp.str();</text:p>
      <text:p text:style-name="Code"/>
      <text:p text:style-name="Code"><text:s text:c="2"/>return out;</text:p>
      <text:p text:style-name="Code_20_Last">}</text:p>
      <text:p text:style-name="Body_20_Text_20_Cont"><text:hidden-text text:condition="ooow:comment == 1" text:string-value="I think I would encourage the reader to write a full test harness for rational at this point and save it for later when you want to make changes to it." text:is-hidden="true">I think I would encourage the reader to write a full test harness for rational at this point and save it for later when you want to make changes to it.</text:hidden-text><text:change-start text:change-id="ct1303162376"/>I encourage you to add tests to the program in Listing 28-5<text:change-end text:change-id="ct1303162376"/><text:change-start text:change-id="ct1199412888"/> to exercise all the latest features of the <text:span text:style-name="Code_20_Inline">rational</text:span> class. Make sure everything works the way you expect it. Then <text:change-end text:change-id="ct1199412888"/><text:change text:change-id="ct1199411992"/><text:change-start text:change-id="ct1135368068"/>p<text:change-end text:change-id="ct1135368068"/>ut aside <text:span text:style-name="Code_20_Inline">rational</text:span> for the the next exploration, which takes a closer look at the foundations of writing custom 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0 - Assignment and Initialization</dc:title>
    <dc:subject>Exploring C++</dc:subject>
    <meta:initial-creator>Ray Lischner</meta:initial-creator>
    <meta:creation-date>2006-03-30T10:01:31</meta:creation-date>
    <dc:creator>Ray Lischner</dc:creator>
    <dc:date>2006-10-16T10:59:32</dc:date>
    <dc:language>en-US</dc:language>
    <meta:editing-cycles>31</meta:editing-cycles>
    <meta:editing-duration>PT3H37M27S</meta:editing-duration>
    <meta:user-defined meta:name="codex-configfile">apress-cpp-dox.xml</meta:user-defined>
    <meta:user-defined meta:name="codex-chapter-number">30</meta:user-defined>
    <meta:user-defined meta:name="codex-doxygen"/>
    <meta:user-defined meta:name="Info 4"/>
    <meta:document-statistic meta:table-count="0" meta:image-count="0" meta:object-count="0" meta:page-count="8" meta:paragraph-count="261" meta:word-count="1719" meta:character-count="11903"/>
  </office:meta>
</office:document-meta>
</file>